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2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Alt-J</text:p>
          </table:table-cell>
          <table:table-cell office:value-type="string">
            <text:p>An Awesome Wav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Tessellate</text:p>
          </table:table-cell>
          <table:table-cell table:number-columns-repeated="2"/>
        </table:table-row>
        <table:table-row table:style-name="ro1">
          <table:table-cell office:value-type="string">
            <text:p>Arctic Monkeys</text:p>
          </table:table-cell>
          <table:table-cell office:value-type="string">
            <text:p>A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Do I Wanna Know</text:p>
          </table:table-cell>
          <table:table-cell table:number-columns-repeated="2"/>
        </table:table-row>
        <table:table-row table:style-name="ro1">
          <table:table-cell office:value-type="string">
            <text:p>Arctic Monkeys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R U Mine</text:p>
          </table:table-cell>
          <table:table-cell table:number-columns-repeated="2"/>
        </table:table-row>
        <table:table-row table:style-name="ro2">
          <table:table-cell office:value-type="string">
            <text:p>Arctic Monkeys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Arabella</text:p>
          </table:table-cell>
          <table:table-cell table:number-columns-repeated="2"/>
        </table:table-row>
        <table:table-row table:style-name="ro2">
          <table:table-cell office:value-type="string">
            <text:p>Arctic Monkeys</text:p>
          </table:table-cell>
          <table:table-cell office:value-type="string">
            <text:p>Favourite Worst Nightmar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Brianstorm </text:p>
          </table:table-cell>
          <table:table-cell table:number-columns-repeated="2"/>
        </table:table-row>
        <table:table-row table:style-name="ro2">
          <table:table-cell office:value-type="string">
            <text:p>Avicii</text:p>
          </table:table-cell>
          <table:table-cell office:value-type="string">
            <text:p>Tru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Wake Me Up</text:p>
          </table:table-cell>
          <table:table-cell table:number-columns-repeated="2"/>
        </table:table-row>
        <table:table-row table:style-name="ro1">
          <table:table-cell office:value-type="string">
            <text:p>Bad Suns</text:p>
          </table:table-cell>
          <table:table-cell office:value-type="string">
            <text:p>Language &amp; Perspective 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Matthew James</text:p>
          </table:table-cell>
          <table:table-cell table:number-columns-repeated="2"/>
        </table:table-row>
        <table:table-row table:style-name="ro1">
          <table:table-cell office:value-type="string">
            <text:p>Bad Suns</text:p>
          </table:table-cell>
          <table:table-cell office:value-type="string">
            <text:p>Language &amp; Perspective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We Move Like the Ocean</text:p>
          </table:table-cell>
          <table:table-cell table:number-columns-repeated="2"/>
        </table:table-row>
        <table:table-row table:style-name="ro1">
          <table:table-cell office:value-type="string">
            <text:p>Bad Suns</text:p>
          </table:table-cell>
          <table:table-cell office:value-type="string">
            <text:p>Language &amp; Perspective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Cardiac Arrest</text:p>
          </table:table-cell>
          <table:table-cell table:number-columns-repeated="2"/>
        </table:table-row>
        <table:table-row table:style-name="ro1">
          <table:table-cell office:value-type="string">
            <text:p>Bad Suns</text:p>
          </table:table-cell>
          <table:table-cell office:value-type="string">
            <text:p>Language &amp; Perspective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Pretend</text:p>
          </table:table-cell>
          <table:table-cell table:number-columns-repeated="2"/>
        </table:table-row>
        <table:table-row table:style-name="ro1">
          <table:table-cell office:value-type="string">
            <text:p>Bad Suns</text:p>
          </table:table-cell>
          <table:table-cell office:value-type="string">
            <text:p>Language &amp; Perspective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<text:s/>Take My Love and Run</text:p>
          </table:table-cell>
          <table:table-cell table:number-columns-repeated="2"/>
        </table:table-row>
        <table:table-row table:style-name="ro1">
          <table:table-cell office:value-type="string">
            <text:p>Bad Suns</text:p>
          </table:table-cell>
          <table:table-cell office:value-type="string">
            <text:p>Language &amp; Perspective 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<text:s/>Dancing On Quicksand </text:p>
          </table:table-cell>
          <table:table-cell table:number-columns-repeated="2"/>
        </table:table-row>
        <table:table-row table:style-name="ro1">
          <table:table-cell office:value-type="string">
            <text:p>Bad Suns</text:p>
          </table:table-cell>
          <table:table-cell office:value-type="string">
            <text:p>Language &amp; Perspective 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<text:s/>Salt</text:p>
          </table:table-cell>
          <table:table-cell table:number-columns-repeated="2"/>
        </table:table-row>
        <table:table-row table:style-name="ro1">
          <table:table-cell office:value-type="string">
            <text:p>Bad Suns</text:p>
          </table:table-cell>
          <table:table-cell office:value-type="string">
            <text:p>Language &amp; Perspective 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<text:s/>Transpose</text:p>
          </table:table-cell>
          <table:table-cell table:number-columns-repeated="2"/>
        </table:table-row>
        <table:table-row table:style-name="ro1">
          <table:table-cell office:value-type="string">
            <text:p>Bad Suns</text:p>
          </table:table-cell>
          <table:table-cell office:value-type="string">
            <text:p>Language &amp; Perspective 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<text:s/>Learn to Trust</text:p>
          </table:table-cell>
          <table:table-cell table:number-columns-repeated="2"/>
        </table:table-row>
        <table:table-row table:style-name="ro1">
          <table:table-cell office:value-type="string">
            <text:p>Bad Suns</text:p>
          </table:table-cell>
          <table:table-cell office:value-type="string">
            <text:p>Language &amp; Perspective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<text:s/>Sleep Paralysis</text:p>
          </table:table-cell>
          <table:table-cell table:number-columns-repeated="2"/>
        </table:table-row>
        <table:table-row table:style-name="ro2">
          <table:table-cell office:value-type="string">
            <text:p>Bad Suns</text:p>
          </table:table-cell>
          <table:table-cell office:value-type="string">
            <text:p>Language &amp; Perspective 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<text:s/>Rearview</text:p>
          </table:table-cell>
          <table:table-cell table:number-columns-repeated="2"/>
        </table:table-row>
        <table:table-row table:style-name="ro1">
          <table:table-cell office:value-type="string">
            <text:p>Big Data</text:p>
          </table:table-cell>
          <table:table-cell table:style-name="ce2" office:value-type="string">
            <text:p>1.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Dangerous</text:p>
          </table:table-cell>
          <table:table-cell table:number-columns-repeated="2"/>
        </table:table-row>
        <table:table-row table:style-name="ro1">
          <table:table-cell office:value-type="string">
            <text:p>The Black Keys</text:p>
          </table:table-cell>
          <table:table-cell office:value-type="string">
            <text:p>Attack &amp; Releas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Strange Times</text:p>
          </table:table-cell>
          <table:table-cell table:number-columns-repeated="2"/>
        </table:table-row>
        <table:table-row table:style-name="ro2">
          <table:table-cell office:value-type="string">
            <text:p>The Black Keys</text:p>
          </table:table-cell>
          <table:table-cell office:value-type="string">
            <text:p>El Camin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Gold on the Ceiling</text:p>
          </table:table-cell>
          <table:table-cell table:number-columns-repeated="2"/>
        </table:table-row>
        <table:table-row table:style-name="ro1">
          <table:table-cell office:value-type="string">
            <text:p>The Black Keys</text:p>
          </table:table-cell>
          <table:table-cell office:value-type="string">
            <text:p>Fev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Fever</text:p>
          </table:table-cell>
          <table:table-cell table:number-columns-repeated="2"/>
        </table:table-row>
        <table:table-row table:style-name="ro1">
          <table:table-cell office:value-type="string">
            <text:p>Bloc Party</text:p>
          </table:table-cell>
          <table:table-cell office:value-type="string">
            <text:p>Intimacy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<text:s/>One Month Off</text:p>
          </table:table-cell>
          <table:table-cell table:number-columns-repeated="2"/>
        </table:table-row>
        <table:table-row table:style-name="ro2">
          <table:table-cell office:value-type="string">
            <text:p>Cardigans</text:p>
          </table:table-cell>
          <table:table-cell office:value-type="string">
            <text:p>Gran Turismo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<text:s/>My Favourite Game</text:p>
          </table:table-cell>
          <table:table-cell table:number-columns-repeated="2"/>
        </table:table-row>
        <table:table-row table:style-name="ro1">
          <table:table-cell office:value-type="string">
            <text:p>Daft Punk</text:p>
          </table:table-cell>
          <table:table-cell office:value-type="string">
            <text:p>Discover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Harder Better Faster Stronger</text:p>
          </table:table-cell>
          <table:table-cell table:number-columns-repeated="2"/>
        </table:table-row>
        <table:table-row table:style-name="ro2">
          <table:table-cell office:value-type="string">
            <text:p>Death From Above 1979</text:p>
          </table:table-cell>
          <table:table-cell office:value-type="string">
            <text:p>The Physical World [+digital booklet]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<text:s/>Trainwreck 1979</text:p>
          </table:table-cell>
          <table:table-cell table:number-columns-repeated="2"/>
        </table:table-row>
        <table:table-row table:style-name="ro2">
          <table:table-cell office:value-type="string">
            <text:p>Fitz &amp; The Tantrums</text:p>
          </table:table-cell>
          <table:table-cell office:value-type="string">
            <text:p>More Than Just A Drea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The Walker</text:p>
          </table:table-cell>
          <table:table-cell table:number-columns-repeated="2"/>
        </table:table-row>
        <table:table-row table:style-name="ro1">
          <table:table-cell office:value-type="string">
            <text:p>The Hives</text:p>
          </table:table-cell>
          <table:table-cell office:value-type="string">
            <text:p>Tyrannosaurus Hiv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Two-Timing Touch And Broken Bones</text:p>
          </table:table-cell>
          <table:table-cell table:number-columns-repeated="2"/>
        </table:table-row>
        <table:table-row table:style-name="ro1">
          <table:table-cell office:value-type="string">
            <text:p>The Hives</text:p>
          </table:table-cell>
          <table:table-cell office:value-type="string">
            <text:p>Tyrannosaurus Hive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<text:s/>Antidote</text:p>
          </table:table-cell>
          <table:table-cell table:number-columns-repeated="2"/>
        </table:table-row>
        <table:table-row table:style-name="ro2">
          <table:table-cell office:value-type="string">
            <text:p>Hozier</text:p>
          </table:table-cell>
          <table:table-cell office:value-type="string">
            <text:p>Take Me to Church E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Take Me to Church</text:p>
          </table:table-cell>
          <table:table-cell table:number-columns-repeated="2"/>
        </table:table-row>
        <table:table-row table:style-name="ro1">
          <table:table-cell office:value-type="string">
            <text:p>Katy Perry</text:p>
          </table:table-cell>
          <table:table-cell office:value-type="string">
            <text:p>Teenage Dream 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<text:s/>Circle The Drain </text:p>
          </table:table-cell>
          <table:table-cell table:number-columns-repeated="2"/>
        </table:table-row>
        <table:table-row table:style-name="ro2">
          <table:table-cell office:value-type="string">
            <text:p>LCD Soundsystem</text:p>
          </table:table-cell>
          <table:table-cell office:value-type="string">
            <text:p>LCD Soundsystem Disc 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Tribulations</text:p>
          </table:table-cell>
          <table:table-cell table:number-columns-repeated="2"/>
        </table:table-row>
        <table:table-row table:style-name="ro1">
          <table:table-cell office:value-type="string">
            <text:p>Magic Wands</text:p>
          </table:table-cell>
          <table:table-cell office:value-type="string">
            <text:p>Aloha Mo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<text:s/>Black Magic</text:p>
          </table:table-cell>
          <table:table-cell table:number-columns-repeated="2"/>
        </table:table-row>
        <table:table-row table:style-name="ro1">
          <table:table-cell office:value-type="string">
            <text:p>Magic Wands</text:p>
          </table:table-cell>
          <table:table-cell office:value-type="string">
            <text:p>Aloha Moo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<text:s/>Space</text:p>
          </table:table-cell>
          <table:table-cell table:number-columns-repeated="2"/>
        </table:table-row>
        <table:table-row table:style-name="ro2">
          <table:table-cell office:value-type="string">
            <text:p>Mgmt</text:p>
          </table:table-cell>
          <table:table-cell office:value-type="string">
            <text:p>Oracular Spectacular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Electric Feel</text:p>
          </table:table-cell>
          <table:table-cell table:number-columns-repeated="2"/>
        </table:table-row>
        <table:table-row table:style-name="ro1">
          <table:table-cell office:value-type="string">
            <text:p>Nine Inch Nails</text:p>
          </table:table-cell>
          <table:table-cell office:value-type="string">
            <text:p>With Teet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The Hand That Feeds</text:p>
          </table:table-cell>
          <table:table-cell table:number-columns-repeated="2"/>
        </table:table-row>
        <table:table-row table:style-name="ro1">
          <table:table-cell office:value-type="string">
            <text:p>Of Monsters And Men</text:p>
          </table:table-cell>
          <table:table-cell office:value-type="string">
            <text:p>My Head Is An Anim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Dirty Paws</text:p>
          </table:table-cell>
          <table:table-cell table:number-columns-repeated="2"/>
        </table:table-row>
        <table:table-row table:style-name="ro1">
          <table:table-cell office:value-type="string">
            <text:p>OK Go</text:p>
          </table:table-cell>
          <table:table-cell office:value-type="string">
            <text:p>Oh N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Here It Goes Again</text:p>
          </table:table-cell>
          <table:table-cell table:number-columns-repeated="2"/>
        </table:table-row>
        <table:table-row table:style-name="ro1">
          <table:table-cell office:value-type="string">
            <text:p>Passion Pit</text:p>
          </table:table-cell>
          <table:table-cell office:value-type="string">
            <text:p>Manners [+digital booklet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Little Secrets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Phantom Plane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Big Brat</text:p>
          </table:table-cell>
          <table:table-cell table:number-columns-repeated="2"/>
        </table:table-row>
        <table:table-row table:style-name="ro2">
          <table:table-cell office:value-type="string">
            <text:p>Queens of the Stone Age</text:p>
          </table:table-cell>
          <table:table-cell office:value-type="string">
            <text:p>Era Vulgari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<text:s/>3s &amp; 7s</text:p>
          </table:table-cell>
          <table:table-cell table:number-columns-repeated="2"/>
        </table:table-row>
        <table:table-row table:style-name="ro2">
          <table:table-cell office:value-type="string">
            <text:p>Rixton</text:p>
          </table:table-cell>
          <table:table-cell office:value-type="string">
            <text:p>Me And My Broken Hear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Me And My Broken Heart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office:value-type="string">
            <text:p>TV On The Radio</text:p>
          </table:table-cell>
          <table:table-cell office:value-type="string">
            <text:p>Young Lia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Staring at the Sun</text:p>
          </table:table-cell>
          <table:table-cell table:number-columns-repeated="2"/>
        </table:table-row>
        <table:table-row table:style-name="ro2">
          <table:table-cell office:value-type="string">
            <text:p>Alex B</text:p>
          </table:table-cell>
          <table:table-cell office:value-type="string">
            <text:p>1320Records Volume I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BDro on the D-Lo</text:p>
          </table:table-cell>
          <table:table-cell office:value-type="string">
            <text:p><text:s/></text:p>
          </table:table-cell>
          <table:table-cell/>
        </table:table-row>
        <table:table-row table:style-name="ro2">
          <table:table-cell office:value-type="string">
            <text:p>Greenskeepers</text:p>
          </table:table-cell>
          <table:table-cell office:value-type="string">
            <text:p>The Music of Grand Theft Auto IV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<text:s/>Vagabond</text:p>
          </table:table-cell>
          <table:table-cell table:number-columns-repeated="2"/>
        </table:table-row>
        <table:table-row table:style-name="ro1">
          <table:table-cell office:value-type="string">
            <text:p>The Vines</text:p>
          </table:table-cell>
          <table:table-cell office:value-type="string">
            <text:p>Winning Day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Ride</text:p>
          </table:table-cell>
          <table:table-cell table:number-columns-repeated="2"/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9/07/2014</text:date>, <text:time>17:4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ey Colborn</meta:initial-creator>
    <meta:creation-date>2014-09-07T16:42:46.25</meta:creation-date>
    <dc:date>2014-09-07T17:44:05.12</dc:date>
    <dc:creator>Corey Colborn</dc:creator>
    <meta:editing-duration>PT58S</meta:editing-duration>
    <meta:editing-cycles>1</meta:editing-cycles>
    <meta:document-statistic meta:table-count="3" meta:cell-count="228" meta:object-count="0"/>
    <meta:generator>OpenOffice/4.1.0$Win32 OpenOffice.org_project/410m18$Build-9764</meta:generator>
  </office:meta>
</office:document-meta>
</file>